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Title">
      <style:text-properties style:font-name="Roboto"/>
    </style:style>
    <style:style style:name="P2" style:family="paragraph" style:parent-style-name="Standard">
      <style:paragraph-properties fo:text-align="start" style:justify-single-word="false"/>
      <style:text-properties style:text-underline-style="none" fo:font-weight="normal" officeooo:rsid="00168d0f" officeooo:paragraph-rsid="00168d0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360bde" officeooo:paragraph-rsid="00360bde" style:font-weight-asian="normal" style:font-weight-complex="normal"/>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8d0f" officeooo:paragraph-rsid="00168d0f" style:font-weight-asian="bold"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da95" officeooo:paragraph-rsid="001bda95" style:font-weight-asian="bold"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cfa55" officeooo:paragraph-rsid="001cfa55" style:font-weight-asian="bold"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cfa55" officeooo:paragraph-rsid="001cfa55" style:font-weight-asian="normal"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bda95" officeooo:paragraph-rsid="001bda95" style:font-weight-asian="normal"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36f46d" officeooo:paragraph-rsid="0036f46d" style:font-weight-asian="normal"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3aa22c" officeooo:paragraph-rsid="003aa22c" style:font-weight-asian="normal" style:font-weight-complex="normal"/>
    </style:style>
    <style:style style:name="P11" style:family="paragraph" style:parent-style-name="Standard">
      <style:paragraph-properties fo:text-align="start" style:justify-single-word="false"/>
      <style:text-properties officeooo:rsid="001cfa55" officeooo:paragraph-rsid="001cfa55"/>
    </style:style>
    <style:style style:name="P12" style:family="paragraph" style:parent-style-name="Standard" style:list-style-name="L1">
      <style:text-properties officeooo:rsid="00360bde" officeooo:paragraph-rsid="00360bde"/>
    </style:style>
    <style:style style:name="P13" style:family="paragraph" style:parent-style-name="Standard" style:list-style-name="L1">
      <style:text-properties officeooo:rsid="0036f46d" officeooo:paragraph-rsid="0036f46d"/>
    </style:style>
    <style:style style:name="P14" style:family="paragraph" style:parent-style-name="Standard" style:list-style-name="L2">
      <style:paragraph-properties fo:text-align="start" style:justify-single-word="false"/>
      <style:text-properties fo:font-size="12pt" style:text-underline-style="none" fo:font-weight="normal" officeooo:rsid="0036f46d" officeooo:paragraph-rsid="0036f46d" style:font-weight-asian="normal"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6f46d" officeooo:paragraph-rsid="0036f46d" style:font-weight-asian="normal" style:font-weight-complex="normal"/>
    </style:style>
    <style:style style:name="P16" style:family="paragraph" style:parent-style-name="Standard" style:list-style-name="L2">
      <style:paragraph-properties fo:text-align="start" style:justify-single-word="false"/>
      <style:text-properties fo:font-size="12pt" style:text-underline-style="none" fo:font-weight="normal" officeooo:rsid="0038be2d" officeooo:paragraph-rsid="0038be2d" style:font-weight-asian="normal" style:font-weight-complex="normal"/>
    </style:style>
    <style:style style:name="P17" style:family="paragraph" style:parent-style-name="Standard" style:list-style-name="L2">
      <style:paragraph-properties fo:text-align="start" style:justify-single-word="false"/>
      <style:text-properties fo:font-size="12pt" style:text-underline-style="none" fo:font-weight="normal" officeooo:rsid="003aa22c" officeooo:paragraph-rsid="003aa22c" style:font-weight-asian="normal" style:font-weight-complex="normal"/>
    </style:style>
    <style:style style:name="P18" style:family="paragraph" style:parent-style-name="Standard" style:list-style-name="L2">
      <style:paragraph-properties fo:text-align="start" style:justify-single-word="false"/>
      <style:text-properties fo:font-size="12pt" style:text-underline-style="none" fo:font-weight="normal" officeooo:rsid="003ba447" officeooo:paragraph-rsid="003ba447"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81830" officeooo:paragraph-rsid="00360bde" style:font-weight-asian="normal" style:font-weight-complex="normal"/>
    </style:style>
    <style:style style:name="T1" style:family="text">
      <style:text-properties officeooo:rsid="00216b2c"/>
    </style:style>
    <style:style style:name="T2" style:family="text">
      <style:text-properties officeooo:rsid="00360bde"/>
    </style:style>
    <style:style style:name="T3" style:family="text">
      <style:text-properties officeooo:rsid="0036f46d"/>
    </style:style>
    <style:style style:name="T4" style:family="text">
      <style:text-properties officeooo:rsid="003aa22c"/>
    </style:style>
    <style:style style:name="T5" style:family="text">
      <style:text-properties officeooo:rsid="003cef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CC SHIVALIK 2023</text:p>
      <text:p text:style-name="Subtitle">WEEK-<text:span text:style-name="T2">6</text:span></text:p>
      <text:p text:style-name="P11">From : <text:span text:style-name="T2">25</text:span>-<text:span text:style-name="T1">Dec</text:span>-23 <text:span text:style-name="T2">Monday</text:span>.</text:p>
      <text:p text:style-name="P11">To <text:s text:c="5"/>: <text:s/><text:span text:style-name="T2">31</text:span>-<text:span text:style-name="T1">Dec</text:span>-23 <text:span text:style-name="T1">Sunday</text:span>.</text:p>
      <text:p text:style-name="P4">Introduction</text:p>
      <text:p text:style-name="P2"/>
      <text:p text:style-name="P3">Graphs are very often used in CP, they are many types and have may properties and algorithms related to them. Though topics not related to graphs are not completed yet,<text:span text:style-name="T5">but</text:span> we have given a fair idea of what its like already. As this is the last week we get this winter, we don’t want to keep the graphs introduction pending. We will continue other topics as per the semester schedules.</text:p>
      <text:p text:style-name="P19"/>
      <text:p text:style-name="P5">What are we going to learn this week</text:p>
      <text:p text:style-name="P8"/>
      <text:list text:style-name="L1">
        <text:list-item>
          <text:p text:style-name="P12">Introduction to graphs <text:span text:style-name="T3">and their types.</text:span></text:p>
        </text:list-item>
        <text:list-item>
          <text:p text:style-name="P13">Graph traversals (DFS and BFS).</text:p>
        </text:list-item>
        <text:list-item>
          <text:p text:style-name="P13">Dijkstra’s algorithm.</text:p>
        </text:list-item>
        <text:list-item>
          <text:p text:style-name="P13">Distances in trees</text:p>
        </text:list-item>
        <text:list-item>
          <text:p text:style-name="P13">Minimum spanning tree (Kruskal’s and prims)</text:p>
        </text:list-item>
      </text:list>
      <text:p text:style-name="P7"/>
      <text:p text:style-name="P6">What and from where to do this things</text:p>
      <text:list text:style-name="L2">
        <text:list-header>
          <text:p text:style-name="P14"/>
        </text:list-header>
      </text:list>
      <text:p text:style-name="P9"/>
      <text:p text:style-name="P9">Note: We are not doing all the algorithms related to a specific topic, we are doing things on surface level to get an idea of them, So try completing this first before you start exploring other ways to solve the problems.</text:p>
      <text:p text:style-name="P9"/>
      <text:list text:continue-numbering="true" text:style-name="L2">
        <text:list-item>
          <text:p text:style-name="P16">What is a graph and how to represent.</text:p>
          <text:list>
            <text:list-item>
              <text:p text:style-name="P16">Basics of graphs page 109 to 116 CP <text:span text:style-name="T4">H</text:span>and book</text:p>
            </text:list-item>
            <text:list-item>
              <text:p text:style-name="P16">Different types of graphs (see only their structure, search online for definitions as needed).</text:p>
              <text:list>
                <text:list-item>
                  <text:p text:style-name="P16">trees</text:p>
                </text:list-item>
                <text:list-item>
                  <text:p text:style-name="P16">simple graphs</text:p>
                </text:list-item>
                <text:list-item>
                  <text:p text:style-name="P16">directed graphs</text:p>
                </text:list-item>
                <text:list-item>
                  <text:p text:style-name="P16">DAG (Directed Acyclic Graphs)</text:p>
                </text:list-item>
              </text:list>
            </text:list-item>
          </text:list>
        </text:list-item>
        <text:list-item>
          <text:p text:style-name="P16">Graph traversals using DFS and BFS.</text:p>
          <text:list>
            <text:list-item>
              <text:p text:style-name="P16">Graph traversal page 117 of CP <text:span text:style-name="T4">H</text:span>and book.</text:p>
            </text:list-item>
            <text:list-item>
              <text:p text:style-name="P18">For binary tree, pre order, in order and post order traversals.</text:p>
            </text:list-item>
          </text:list>
        </text:list-item>
        <text:list-item>
          <text:p text:style-name="P17">find the shortest path to all nodes in a graph from a starting point using <text:span text:style-name="T3">Dijkstra’s algorithm.</text:span></text:p>
          <text:list>
            <text:list-item>
              <text:p text:style-name="P17">CP Hand book page 126.</text:p>
            </text:list-item>
          </text:list>
        </text:list-item>
        <text:list-item>
          <text:p text:style-name="P17">Tree algorithms from CP Hand book page 133 complete.</text:p>
        </text:list-item>
        <text:list-item>
          <text:p text:style-name="P17">Spanning trees form CP Hand book page 141 complete.</text:p>
        </text:list-item>
        <text:list-item>
          <text:p text:style-name="P18">Problems: Refer CSES tree algorithms <text:span text:style-name="T5">and search for basic graph problems online</text:span>, practice sheet is out <text:span text:style-name="T5">with only a few problems, we will progressively add a few more.</text:span></text:p>
        </text:list-item>
      </text:list>
      <text:p text:style-name="P10"/>
      <text:p text:style-name="P10"><text:soft-page-break/>Note: If you are stuck at a concept in any of the above mentioned topic, they are extensively covered in may YouTube videos, just search the name of the topic, you can find very good explanations. If still confused just post in grou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style:text-underline-style="none" fo:font-weight="normal" officeooo:rsid="001bda95" style:font-weight-asian="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1:58:19.421319287</meta:creation-date>
    <dc:date>2023-12-25T10:02:15.557116347</dc:date>
    <meta:editing-duration>PT1H14M56S</meta:editing-duration>
    <meta:editing-cycles>11</meta:editing-cycles>
    <meta:generator>LibreOffice/7.6.4.1$Linux_X86_64 LibreOffice_project/60$Build-1</meta:generator>
    <meta:print-date>2023-12-19T12:05:54.499773539</meta:print-date>
    <meta:printed-by>PDF files</meta:printed-by>
    <meta:document-statistic meta:table-count="0" meta:image-count="0" meta:object-count="0" meta:page-count="2" meta:paragraph-count="30" meta:word-count="359" meta:character-count="1956" meta:non-whitespace-character-count="1641"/>
  </office:meta>
</office:document-meta>
</file>